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24dea4" officeooo:paragraph-rsid="0024de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Tiago Gonçalves da Silva </text:p>
      <text:p text:style-name="P1">RA: 202364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5:23:09.319000000</meta:creation-date>
    <dc:date>2022-05-09T08:48:58.563000000</dc:date>
    <meta:editing-duration>PT1H44M46S</meta:editing-duration>
    <meta:editing-cycles>17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2" meta:word-count="7" meta:character-count="43" meta:non-whitespace-character-count="37"/>
  </office:meta>
</office:document-meta>
</file>